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Object.get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Object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Object.getSwa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Object.BinaryObject( byte [ ] bytes , DataHandler data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Object.Binar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